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Segoe UI" svg:font-family="'Segoe UI'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7.999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709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chauplatzlist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1014" table:default-cell-style-name="Default"/>
        <table:table-row table:style-name="ro1">
          <table:table-cell table:style-name="Heading" office:value-type="string">
            <text:p>ID</text:p>
          </table:table-cell>
          <table:table-cell table:style-name="Heading" office:value-type="string">
            <text:p>Name</text:p>
          </table:table-cell>
          <table:table-cell table:style-name="Heading" office:value-type="string">
            <text:p>Description</text:p>
          </table:table-cell>
          <table:table-cell table:style-name="Heading" office:value-type="string">
            <text:p>Aka</text:p>
          </table:table-cell>
          <table:table-cell table:style-name="Heading" office:value-type="string">
            <text:p>Tags</text:p>
          </table:table-cell>
          <table:table-cell table:style-name="Heading" table:number-columns-repeated="1014"/>
        </table:table-row>
        <table:table-row table:style-name="ro1">
          <table:table-cell office:value-type="string">
            <text:p>LcID:2</text:p>
          </table:table-cell>
          <table:table-cell office:value-type="string">
            <text:p>Lamira Spaceport</text:p>
          </table:table-cell>
          <table:table-cell office:value-type="string">
            <text:p>A neat, tidy spaceport on Lamira.</text:p>
          </table:table-cell>
          <table:table-cell table:number-columns-repeated="1016"/>
        </table:table-row>
        <table:table-row table:style-name="ro1">
          <table:table-cell office:value-type="string">
            <text:p>LcID:3</text:p>
          </table:table-cell>
          <table:table-cell office:value-type="string">
            <text:p>Planet Forg</text:p>
          </table:table-cell>
          <table:table-cell office:value-type="string">
            <text:p>An earth-like, slightly polluted planet.</text:p>
          </table:table-cell>
          <table:table-cell table:number-columns-repeated="1016"/>
        </table:table-row>
        <table:table-row table:style-name="ro1">
          <table:table-cell office:value-type="string">
            <text:p>LcID:4</text:p>
          </table:table-cell>
          <table:table-cell office:value-type="string">
            <text:p>Jerling Enterprises</text:p>
          </table:table-cell>
          <table:table-cell table:number-columns-repeated="1017"/>
        </table:table-row>
        <table:table-row table:style-name="ro2">
          <table:table-cell office:value-type="string">
            <text:p>LcID:1</text:p>
          </table:table-cell>
          <table:table-cell office:value-type="string">
            <text:p>Black Gull</text:p>
          </table:table-cell>
          <table:table-cell office:value-type="string">
            <text:p>Hal's ship, a decrepit old freighter he bought with a dodgy loan</text:p>
          </table:table-cell>
          <table:table-cell table:number-columns-repeated="1016"/>
        </table:table-row>
        <table:table-row table:style-name="ro1">
          <table:table-cell office:value-type="string">
            <text:p>LcID:5</text:p>
          </table:table-cell>
          <table:table-cell office:value-type="string">
            <text:p>Monolith Burger</text:p>
          </table:table-cell>
          <table:table-cell office:value-type="string">
            <text:p>A cheap, tidy fast food restaurant</text:p>
          </table:table-cell>
          <table:table-cell table:number-columns-repeated="1016"/>
        </table:table-row>
        <table:table-row table:style-name="ro3" table:number-rows-repeated="1048569">
          <table:table-cell table:number-columns-repeated="1019"/>
        </table:table-row>
        <table:table-row table:style-name="ro3"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Segoe UI" svg:font-family="'Segoe UI'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able-cell-properties style:text-align-source="fix" style:repeat-content="false" fo:background-color="transparent" fo:wrap-option="wrap" fo:padding="0.136cm" style:vertical-align="top"/>
      <style:paragraph-properties fo:text-align="start"/>
      <style:text-properties style:font-name="Segoe U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fo:background-color="#cfe7f5" style:text-align-source="fix" style:repeat-content="false"/>
      <style:paragraph-properties fo:text-align="start"/>
      <style:text-properties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3">03.02.2023</text:date>, <text:time>20:37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Hal Spacejock book one - Sample yWriter Project</dc:title>
    <dc:description>An incompetent, accident-prone pilot is given one last chance to save his ship. An ageing robot is trusted with a midnight landing in a deserted field. And a desperate businessman is prepared to sacrifice both of them to get what he wants...

Combining relentless action with non-stop laughs, Hal Spacejock explodes onto the science fiction scene with the subtlety of a meteor strike and the hushed reverence of a used car salesman.</dc:description>
    <dc:subject/>
    <meta:keyword/>
    <meta:initial-creator>Simon Haynes</meta:initial-creator>
    <dc:creator>Peter Triesberger</dc:creator>
    <meta:creation-date>2023-02-03T20:27:29Z</meta:creation-date>
    <dc:date>2023-02-03T20:37:09.25</dc:date>
    <meta:editing-duration>PT10S</meta:editing-duration>
    <meta:editing-cycles>1</meta:editing-cycles>
    <meta:document-statistic meta:table-count="1" meta:cell-count="19" meta:object-count="0"/>
  </office:meta>
</office:document-meta>
</file>